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6BEB7000426E27E25663B.svm" manifest:media-type=""/>
  <manifest:file-entry manifest:full-path="Pictures/20000009000B9E990008DCCDE99E2BDD.svm" manifest:media-type=""/>
  <manifest:file-entry manifest:full-path="Pictures/20000009000A5F3D00068825AF92401B.svm" manifest:media-type=""/>
  <manifest:file-entry manifest:full-path="Pictures/200000090004392D0001CB673FA4C0F5.svm" manifest:media-type=""/>
  <manifest:file-entry manifest:full-path="Pictures/2000000900078439000426E23D80F5FD.svm" manifest:media-type=""/>
  <manifest:file-entry manifest:full-path="Pictures/2000000900087C100003F05009CBA4EB.svm" manifest:media-type=""/>
  <manifest:file-entry manifest:full-path="Pictures/20000009000790D500029BF86F18DE9E.svm" manifest:media-type=""/>
  <manifest:file-entry manifest:full-path="Pictures/20000009000727B90008297CB0B507E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Mangal2" svg:font-family="Mangal"/>
    <style:font-face style:name="Mangal" svg:font-family="Mangal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weight="normal" style:font-name-asian="Arial" style:font-size-asian="36pt" style:font-weight-asian="normal" style:font-name-complex="Arial" style:font-size-complex="3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weight="normal" style:font-name-asian="Arial" style:font-size-asian="36pt" style:font-weight-asian="normal" style:font-name-complex="Arial" style:font-size-complex="36pt" style:font-weight-complex="normal"/>
    </style:style>
    <style:style style:name="P3" style:family="paragraph" style:parent-style-name="Standard">
      <style:text-properties style:font-name="Arial" fo:font-size="36pt" style:font-name-asian="Arial" style:font-size-asian="36pt" style:font-name-complex="Arial" style:font-size-complex="36pt"/>
    </style:style>
    <style:style style:name="P4" style:family="paragraph" style:parent-style-name="Standard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5" style:family="paragraph" style:parent-style-name="Standard">
      <style:text-properties style:font-name="Arial" fo:font-size="24pt" style:font-name-asian="Arial" style:font-size-asian="24pt" style:font-name-complex="Arial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style:font-name-asian="Arial" style:font-size-asian="24pt" style:font-name-complex="Arial" style:font-size-complex="24pt"/>
    </style:style>
    <style:style style:name="P7" style:family="paragraph" style:parent-style-name="Standard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8" style:family="paragraph" style:parent-style-name="Standard">
      <style:text-properties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P9" style:family="paragraph" style:parent-style-name="Standard">
      <style:text-properties style:font-name="Arial" fo:font-size="20pt" style:font-name-asian="Arial" style:font-size-asian="20pt" style:font-name-complex="Arial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0pt" style:font-name-asian="Arial" style:font-size-asian="20pt" style:font-name-complex="Arial" style:font-size-complex="20pt"/>
    </style:style>
    <style:style style:name="P11" style:family="paragraph" style:parent-style-name="Standard">
      <style:text-properties style:font-name="Arial" fo:font-size="26pt" style:font-name-asian="Arial" style:font-size-asian="26pt" style:font-name-complex="Arial" style:font-size-complex="26pt"/>
    </style:style>
    <style:style style:name="P12" style:family="paragraph" style:parent-style-name="Standard">
      <style:paragraph-properties fo:break-before="page"/>
      <style:text-properties style:font-name="Arial" fo:font-size="36pt" fo:font-weight="normal" style:font-name-asian="Arial" style:font-size-asian="36pt" style:font-weight-asian="normal" style:font-name-complex="Arial" style:font-size-complex="36pt" style:font-weight-complex="normal"/>
    </style:style>
    <style:style style:name="P13" style:family="paragraph" style:parent-style-name="Standard">
      <style:paragraph-properties fo:break-before="pag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14" style:family="paragraph" style:parent-style-name="Standard">
      <style:paragraph-properties fo:break-before="page"/>
      <style:text-properties style:font-name="Arial" fo:font-size="24pt" style:font-name-asian="Arial" style:font-size-asian="24pt" style:font-name-complex="Arial" style:font-size-complex="2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24pt" style:font-name-asian="Arial" style:font-size-asian="24pt" style:font-name-complex="Arial" style:font-size-complex="2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48pt" fo:font-weight="normal" style:font-name-asian="Arial" style:font-size-asian="48pt" style:font-weight-asian="normal" style:font-name-complex="Arial" style:font-size-complex="48pt" style:font-weight-complex="normal"/>
    </style:style>
    <style:style style:name="P17" style:family="paragraph" style:parent-style-name="Standard" style:list-style-name="L2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18" style:family="paragraph" style:parent-style-name="Standard" style:list-style-name="L3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19" style:family="paragraph" style:parent-style-name="Standard" style:list-style-name="L6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Standard" style:list-style-name="L7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Standard" style:list-style-name="L9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Standard" style:list-style-name="L4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23" style:family="paragraph" style:parent-style-name="Standard" style:list-style-name="L1">
      <style:text-properties style:font-name="Arial" fo:font-size="32pt" fo:font-weight="normal" style:font-name-asian="Arial" style:font-size-asian="32pt" style:font-weight-asian="normal" style:font-name-complex="Arial" style:font-size-complex="32pt" style:font-weight-complex="normal"/>
    </style:style>
    <style:style style:name="P24" style:family="paragraph" style:parent-style-name="Standard" style:list-style-name="L2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5" style:family="paragraph" style:parent-style-name="Standard" style:list-style-name="L3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6" style:family="paragraph" style:parent-style-name="Standard" style:list-style-name="L5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7" style:family="paragraph" style:parent-style-name="Standard" style:list-style-name="L6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8" style:family="paragraph" style:parent-style-name="Standard" style:list-style-name="L7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Standard" style:list-style-name="L8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Standard" style:list-style-name="L9">
      <style:paragraph-properties fo:margin-left="0.499cm" fo:margin-right="0cm" fo:text-indent="-0.499cm" style:auto-text-indent="false"/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P31" style:family="paragraph" style:parent-style-name="Standard" style:list-style-name="L4">
      <style:paragraph-properties fo:margin-left="0.499cm" fo:margin-right="0cm" fo:text-indent="-0.499cm" style:auto-text-indent="false"/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P32" style:family="paragraph" style:parent-style-name="Standard" style:list-style-name="L1">
      <style:paragraph-properties fo:margin-left="0.499cm" fo:margin-right="0cm" fo:text-indent="-0.499cm" style:auto-text-indent="false"/>
      <style:text-properties style:font-name="Arial" fo:font-size="32pt" fo:font-weight="normal" style:font-name-asian="Arial" style:font-size-asian="32pt" style:font-weight-asian="normal" style:font-name-complex="Arial" style:font-size-complex="32pt" style:font-weight-complex="normal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Text_20_body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35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Arial" fo:font-size="36pt" fo:font-weight="normal" style:font-name-asian="Arial" style:font-size-asian="36pt" style:font-weight-asian="normal" style:font-name-complex="Arial" style:font-size-complex="36pt" style:font-weight-complex="normal"/>
    </style:style>
    <style:style style:name="T2" style:family="text">
      <style:text-properties style:font-name="Arial" fo:font-size="36pt" style:font-name-asian="Arial" style:font-size-asian="36pt" style:font-name-complex="Arial" style:font-size-complex="36pt"/>
    </style:style>
    <style:style style:name="T3" style:family="text">
      <style:text-properties style:font-name="Arial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4" style:family="text">
      <style:text-properties style:font-name="Arial" fo:font-size="24pt" style:font-name-asian="Arial" style:font-size-asian="24pt" style:font-name-complex="Arial" style:font-size-complex="24pt"/>
    </style:style>
    <style:style style:name="T5" style:family="text">
      <style:text-properties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6" style:family="text">
      <style:text-properties officeooo:rsid="000daa6b"/>
    </style:style>
    <style:style style:name="T7" style:family="text">
      <style:text-properties style:font-name-asian="Ari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style:num-prefix="·" text:bullet-char="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raphische Programmierung von Prüfplätzen mit virtuellen Elementen</text:p>
      <text:p text:style-name="P2"/>
      <text:list xml:id="list40266717" text:style-name="L1">
        <text:list-item>
          <text:p text:style-name="P32">Ziele, Ansätze</text:p>
        </text:list-item>
        <text:list-item>
          <text:p text:style-name="P32">Systemvoraussetzungen und Möglichkeiten</text:p>
        </text:list-item>
        <text:list-item>
          <text:p text:style-name="P32">Grundlagen und Definitionen</text:p>
        </text:list-item>
        <text:list-item>
          <text:p text:style-name="P32">Programmstrukturen, Beispiele</text:p>
        </text:list-item>
        <text:list-item>
          <text:p text:style-name="P23">Resume</text:p>
        </text:list-item>
      </text:list>
      <text:p text:style-name="P34"/>
      <text:p text:style-name="P34">Copyright <text:span text:style-name="T6">1999</text:span>-2015 Rolf Hemmerling</text:p>
      <text:p text:style-name="P34"><text:span text:style-name="T7">Slides: </text:span><text:a xlink:type="simple" xlink:href="http://www.slideshare.net/hemmerling/">http://www.slideshare.net/hemmerling/</text:a> </text:p>
      <text:p text:style-name="P34"><text:span text:style-name="T7">License: Creative Commons - Attribution-ShareAlike 4.0 Generic ( </text:span><text:a xlink:type="simple" xlink:href="http://www.creativecommons.org/licenses/by-sa/4.0/">http://www.creativecommons.org/licenses/by-sa/4.0/</text:a> )</text:p>
      <text:p text:style-name="Standard"><text:span text:style-name="T2"/></text:p>
      <text:p text:style-name="P33"><text:span text:style-name="T2">Fragestellung</text:span><text:span text:style-name="T1">:</text:span></text:p>
      <text:p text:style-name="P1"/>
      <text:p text:style-name="P4">Was ist sind die Ziele und neue Ansätze bei der Virtuellen Instrumentierung ?</text:p>
      <text:p text:style-name="P4"/>
      <text:p text:style-name="Standard"><text:span text:style-name="T2">Ziele:</text:span><text:span text:style-name="T3"> </text:span></text:p>
      <text:p text:style-name="P7"/>
      <text:list xml:id="list40271324" text:style-name="L2">
        <text:list-item>
          <text:p text:style-name="P24">Systeme sollen sich verhalten wie analoge Vorbilder (z.B. Änderung von Werten während der Laufzeit)</text:p>
        </text:list-item>
        <text:list-item>
          <text:p text:style-name="P24">System soll sich den natürlichen parallelisierenden,erprobten Abläufen anpassen, nicht der Ablauf der Systemtechnik</text:p>
        </text:list-item>
        <text:list-item>
          <text:p text:style-name="P24">System soll flexibler sein als herkömmliche Meßtechnik-Hardware </text:p>
        </text:list-item>
        <text:list-item>
          <text:p text:style-name="P17">Ausschluß von Bedienfehlern durch angepaßte Armaturen</text:p>
        </text:list-item>
      </text:list>
      <text:p text:style-name="P12"/>
      <text:p text:style-name="P3">Ansätze</text:p>
      <text:p text:style-name="P1"/>
      <text:p text:style-name="P7">Bislang bestand ein Meßgerät aus 3 Komponenten </text:p>
      <text:list xml:id="list40262033" text:style-name="L3">
        <text:list-item>
          <text:p text:style-name="P25">Erfassen der Meßgröße (Datenerfassung)</text:p>
        </text:list-item>
        <text:list-item>
          <text:p text:style-name="P25">Anpassen und Verarbeiten des Meßsignals (Analyse)</text:p>
        </text:list-item>
        <text:list-item>
          <text:p text:style-name="P18">Ausgeben des Meßwerts (Präsentation)</text:p>
        </text:list-item>
      </text:list>
      <text:p text:style-name="P7"/>
      <text:p text:style-name="P7">nun können die Komponenten räumlich und zeitlich verteilt und die Analyse und Präsentation völlig frei variiert werden</text:p>
      <text:p text:style-name="P7"/>
      <text:p text:style-name="P7">Durch Virtualisierung können völlig „neue“ Meßgeräte geschaffen werden.</text:p>
      <text:p text:style-name="P7"/>
      <text:p text:style-name="P13"/>
      <text:p text:style-name="P1">Systemvoraussetzungen und Möglichkeiten</text:p>
      <text:p text:style-name="P1"/>
      <text:p text:style-name="P1">Software:</text:p>
      <text:p text:style-name="P1"/>
      <text:list xml:id="list40282647" text:style-name="L4">
        <text:list-item>
          <text:p text:style-name="P31">Hewlett Packard: „HP-VEE“</text:p>
        </text:list-item>
        <text:list-item>
          <text:p text:style-name="P22">National Instruments „LabVIEW“,“BridgeVIEW“ mit Programmiersprache „G“</text:p>
        </text:list-item>
      </text:list>
      <text:p text:style-name="P4"/>
      <text:p text:style-name="P4">Host-Systeme</text:p>
      <text:p text:style-name="P7">32-Bit Systeme mit Graphischen Oberflächen (GUI): </text:p>
      <text:p text:style-name="P7">Windows (3.1,95,98,NT), Unix Workstations, Mac-OS, in Zukunft auch Realtime- (Standalone-) und Parallel-Prozessor Systeme, 16-Bit Systeme wären möglich)</text:p>
      <text:p text:style-name="P7"/>
      <text:p text:style-name="P7">Problemfall WIN-NT: Plug&amp;Play ISA-Karten Unterstützung</text:p>
      <text:p text:style-name="P13"/>
      <text:p text:style-name="P4">Software-Anbindung</text:p>
      <text:list xml:id="list40272776" text:style-name="L5">
        <text:list-item>
          <text:p text:style-name="P26">Einbindung von externen Programmen (in beliebigen Programmiersprachen), </text:p>
        </text:list-item>
        <text:list-item>
          <text:p text:style-name="P26">PC: ActiveX Automation and Controls, OLE, DDE, DLLs</text:p>
        </text:list-item>
        <text:list-item>
          <text:p text:style-name="P26">HP-UX: Named Pipes, Shared Libraries</text:p>
        </text:list-item>
        <text:list-item>
          <text:p text:style-name="P26">Netzwerke: TCP/IP, Internet (verteilte Applikationen)</text:p>
        </text:list-item>
      </text:list>
      <text:p text:style-name="Standard"/>
      <text:p text:style-name="Standard"><text:span text:style-name="T4">BridgeVIEW:</text:span><text:span text:style-name="T3"> </text:span></text:p>
      <text:p text:style-name="P7">Einsatz für Prozeßautomatisation</text:p>
      <text:p text:style-name="P7">Vereinheitlichung von Feldbus- Konzept und Virtual-Instrumentation-Konzept</text:p>
      <text:p text:style-name="P7"/>
      <text:p text:style-name="Standard"><text:span text:style-name="T5">Hardware-Anbindung</text:span><text:span text:style-name="T3">:</text:span></text:p>
      <text:p text:style-name="P5"><draw:frame draw:style-name="fr1" draw:name="Grafik1" text:anchor-type="as-char" svg:width="15.993cm" svg:height="7.424cm" draw:z-index="0"><draw:image xlink:href="Pictures/2000000900087C100003F05009CBA4EB.svm" xlink:type="simple" xlink:show="embed" xlink:actuate="onLoad"/></draw:frame></text:p>
      <text:p text:style-name="P12">Grundlagen und Definitionen</text:p>
      <text:p text:style-name="P1"/>
      <text:p text:style-name="P7">Meßtechnik = Instrumentation</text:p>
      <text:p text:style-name="P7"/>
      <text:p text:style-name="P8">LabVIEW /HP-VEE Programme sind „Virtuelle Instrumente“ (VI)</text:p>
      <text:p text:style-name="P7"/>
      <text:list xml:id="list40268904" text:style-name="L6">
        <text:list-item>
          <text:p text:style-name="P27">Graphische Programmiersprache</text:p>
        </text:list-item>
        <text:list-item>
          <text:p text:style-name="P27">Programm-Entwicklung in graphischer Entwicklungsumgebung (GUI), mit Cut &amp; Paste, Click and Drop, Hierarchiefenster, Debugging</text:p>
        </text:list-item>
        <text:list-item>
          <text:p text:style-name="P19">Programm-Generierung und Ausführung (Interpreter, Compiler)</text:p>
        </text:list-item>
      </text:list>
      <text:p text:style-name="P7"/>
      <text:p text:style-name="P7">Einfluß: Analogrechner, Flußdiagramme, Nasi-Schneidermann Diagramme (Struktogramme), Petri-Netze,..</text:p>
      <text:p text:style-name="P7"/>
      <text:list xml:id="list40259517" text:style-name="L7">
        <text:list-item>
          <text:p text:style-name="P28">Datenflußmodell („Data Flow Model“) = Signalflußplan</text:p>
        </text:list-item>
        <text:list-item>
          <text:p text:style-name="P20">Parallelisierung, Unterprogramme (SubVIs)</text:p>
        </text:list-item>
      </text:list>
      <text:p text:style-name="P7"/>
      <text:p text:style-name="P7">vs. sequenziellem Ablauf herkömmlicher Programmiersprachen</text:p>
      <text:p text:style-name="P7"/>
      <text:p text:style-name="P7"><text:soft-page-break/>VISA = Virtual Instrumentation Software Architecture</text:p>
      <text:p text:style-name="P13">Strukturierung eines VI:</text:p>
      <text:list xml:id="list40272799" text:style-name="L8">
        <text:list-item>
          <text:p text:style-name="P29">Armaturenbrett (Frontpanel)</text:p>
        </text:list-item>
        <text:list-item>
          <text:p text:style-name="P29">Blockdiagramme („Quelltext“, Knoten (nodes), Verbindungen (wires) </text:p>
        </text:list-item>
        <text:list-item>
          <text:p text:style-name="P29">Symbol („Icon/Connector“) = Schnittstelle eines SubVIs zum aufrufenden Programm</text:p>
        </text:list-item>
      </text:list>
      <text:p text:style-name="Standard"/>
      <text:p text:style-name="P9"><draw:frame draw:style-name="fr1" draw:name="Grafik2" text:anchor-type="as-char" svg:width="15.986cm" svg:height="18.235cm" draw:z-index="1"><draw:image xlink:href="Pictures/20000009000727B90008297CB0B507E6.svm" xlink:type="simple" xlink:show="embed" xlink:actuate="onLoad"/></draw:frame></text:p>
      <text:p text:style-name="P13"/>
      <text:p text:style-name="P6">Datenflußmodell</text:p>
      <text:p text:style-name="P9"/>
      <text:p text:style-name="P9"><draw:frame draw:style-name="fr1" draw:name="Grafik3" text:anchor-type="as-char" svg:width="15.979cm" svg:height="10.061cm" draw:z-index="2"><draw:image xlink:href="Pictures/20000009000A5F3D00068825AF92401B.svm" xlink:type="simple" xlink:show="embed" xlink:actuate="onLoad"/></draw:frame></text:p>
      <text:p text:style-name="P7"/>
      <text:p text:style-name="P7">1,2,3 = Zeitschritte</text:p>
      <text:p text:style-name="P7"/>
      <text:p text:style-name="P7">Ein Knoten wird ausgeführt, sobald alle Eingänge freigeschaltet sind. </text:p>
      <text:p text:style-name="P7">Ausführung beendet = Ausgänge schalten</text:p>
      <text:p text:style-name="P7"/>
      <text:p text:style-name="P15"/>
      <text:p text:style-name="P6">Programmstrukturen</text:p>
      <text:p text:style-name="P7"/>
      <text:p text:style-name="P5">HP-VEE:</text:p>
      <text:p text:style-name="P10"><draw:frame draw:style-name="fr1" draw:name="Grafik4" text:anchor-type="as-char" svg:width="15.984cm" svg:height="5.512cm" draw:z-index="3"><draw:image xlink:href="Pictures/20000009000790D500029BF86F18DE9E.svm" xlink:type="simple" xlink:show="embed" xlink:actuate="onLoad"/></draw:frame></text:p>
      <text:p text:style-name="P7">Beispiel: Zufallszahlengenerator:</text:p>
      <text:p text:style-name="P10"><draw:frame draw:style-name="fr1" draw:name="Grafik5" text:anchor-type="as-char" svg:width="15.991cm" svg:height="8.832cm" draw:z-index="4"><draw:image xlink:href="Pictures/2000000900078439000426E23D80F5FD.svm" xlink:type="simple" xlink:show="embed" xlink:actuate="onLoad"/></draw:frame></text:p>
      <text:p text:style-name="P7"/>
      <text:p text:style-name="P13"/>
      <text:p text:style-name="P11">LabVIEW:</text:p>
      <text:p text:style-name="P7">Standardsatz von Elementen</text:p>
      <text:p text:style-name="P7">FOR, WHILE, CASE, SEQUENZ</text:p>
      <text:p text:style-name="P7"><draw:frame draw:style-name="fr1" draw:name="Grafik6" text:anchor-type="as-char" svg:width="15.988cm" svg:height="9.841cm" draw:z-index="5"><draw:image xlink:href="Pictures/200000090006BEB7000426E27E25663B.svm" xlink:type="simple" xlink:show="embed" xlink:actuate="onLoad"/></draw:frame></text:p>
      <text:p text:style-name="P7">SEQUENZ = Wie CASE, aber ohne Selektor: Die Teildiagramme werden sequenziell abgearbeitet</text:p>
      <text:p text:style-name="P7"/>
      <text:p text:style-name="P7">Schieberegister an WHILE- und FOR-Schleifen, z.B. zur Datenberechnung x(i) aus x(i-N):</text:p>
      <text:p text:style-name="Standard"><text:span text:style-name="T3"><draw:frame draw:style-name="fr1" draw:name="Grafik7" text:anchor-type="as-char" svg:width="10.462cm" svg:height="4.445cm" draw:z-index="6"><draw:image xlink:href="Pictures/200000090004392D0001CB673FA4C0F5.svm" xlink:type="simple" xlink:show="embed" xlink:actuate="onLoad"/></draw:frame></text:span><text:span text:style-name="T3">7</text:span></text:p>
      <text:p text:style-name="P7">i = Terminal (Datenquelle, Laufvariable)</text:p>
      <text:p text:style-name="P7">Tunnels = Datenzu- und Abführung</text:p>
      <text:p text:style-name="P14">LabVIEW:</text:p>
      <text:p text:style-name="P4">Rekursives Beispiel</text:p>
      <text:p text:style-name="P4">Newton-Näherungsverfahren für f(x)=0</text:p>
      <text:p text:style-name="P9"/>
      <text:p text:style-name="P9">X(i+1) = X(i) - f{x(i)} / f´{x(i)}</text:p>
      <text:p text:style-name="P9"/>
      <text:p text:style-name="P9"><draw:frame draw:style-name="fr1" draw:name="Grafik8" text:anchor-type="as-char" svg:width="15.972cm" svg:height="12.181cm" draw:z-index="7"><draw:image xlink:href="Pictures/20000009000B9E990008DCCDE99E2BDD.svm" xlink:type="simple" xlink:show="embed" xlink:actuate="onLoad"/></draw:frame></text:p>
      <text:p text:style-name="P7"/>
      <text:p text:style-name="P12"/>
      <text:p text:style-name="P4">3 einfache Wege zum Kontrollieren von Meßgeräten:</text:p>
      <text:p text:style-name="P4"/>
      <text:list xml:id="list40265550" text:style-name="L9">
        <text:list-item>
          <text:p text:style-name="P30">Treiber</text:p>
        </text:list-item>
        <text:list-item>
          <text:p text:style-name="P30">„Direct I/O“ Objekte</text:p>
        </text:list-item>
        <text:list-item>
          <text:p text:style-name="P21">Import von PC Plug-In I/O Bibliotheken</text:p>
        </text:list-item>
      </text:list>
      <text:p text:style-name="P7"/>
      <text:p text:style-name="P7"/>
      <text:p text:style-name="P7"/>
      <text:p text:style-name="P4">Treiber:</text:p>
      <text:p text:style-name="P7">Instrumententafel/Armaturenbrett („Panel Driver“):</text:p>
      <text:p text:style-name="P7">HP-VEE: ca. 450 Meßgeräte verschiedenster Hersteller werden abgedeckt</text:p>
      <text:p text:style-name="P4"/>
      <text:p text:style-name="P4">Direct /IO:</text:p>
      <text:p text:style-name="P7">Hardwarenahes Lesen/Schreiben von Meßgeräteinstellungen (Kommandostrings)</text:p>
      <text:p text:style-name="P4"/>
      <text:p text:style-name="P4">Import von PC Plug-In Bibliotheken</text:p>
      <text:p text:style-name="P7">VXIplug&amp;play Treiber:</text:p>
      <text:p text:style-name="P7">Aufruf von „C“ Funktionen zum Kontrollieren der Meßinstrum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Mangal2" svg:font-family="Mangal"/>
    <style:font-face style:name="Mangal" svg:font-family="Mangal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style:contextual-spacing="false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Verzeichnissprung" style:family="paragraph">
      <style:paragraph-properties style:text-autospace="none"/>
    </style:style>
    <style:style style:name="page_20_number" style:display-name="page number" style:family="paragraph">
      <style:paragraph-properties style:text-autospace="none"/>
    </style:style>
    <style:style style:name="Default_20_Paragraph_20_Font" style:display-name="Default Paragraph Font" style:family="paragraph">
      <style:paragraph-properties style:text-autospace="none"/>
    </style:style>
    <style:style style:name="FollowedHyperlink" style:family="paragraph">
      <style:paragraph-properties style:text-autospace="none"/>
      <style:text-properties style:text-underline-style="solid" style:text-underline-width="auto" style:text-underline-color="font-color"/>
    </style:style>
    <style:style style:name="Internet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use-window-font-color="true" style:font-name="Symbol" fo:font-size="12pt" style:letter-kerning="true" style:font-name-asian="Symbol" style:font-size-asian="12pt" style:font-name-complex="Symbol" style:font-size-complex="12pt"/>
    </style:style>
    <style:style style:name="HTML_20_Preformatted" style:display-name="HTML Preformatted" style:family="paragraph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angal" fo:font-size="12pt" fo:font-style="italic" style:letter-kerning="true" style:font-name-asian="Mangal" style:font-size-asian="12pt" style:font-style-asian="italic" style:font-name-complex="Mangal" style:font-size-complex="12pt" style:font-style-complex="italic"/>
    </style:style>
    <style:style style:name="Body_20_Text_20_2" style:display-name="Body Text 2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angal" fo:font-size="12pt" fo:font-style="italic" fo:font-weight="bold" style:letter-kerning="true" style:font-name-asian="Mangal" style:font-size-asian="12pt" style:font-style-asian="italic" style:font-weight-asian="bold" style:font-name-complex="Mangal" style:font-size-complex="12pt" style:font-style-complex="italic" style:font-weight-complex="bold"/>
    </style:style>
    <style:style style:name="index_20_heading" style:display-name="index heading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9" style:display-name="index 9" style:family="paragraph">
      <style:paragraph-properties fo:margin-left="6.72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8" style:display-name="index 8" style:family="paragraph">
      <style:paragraph-properties fo:margin-left="5.974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7" style:display-name="index 7" style:family="paragraph">
      <style:paragraph-properties fo:margin-left="5.226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6" style:display-name="index 6" style:family="paragraph">
      <style:paragraph-properties fo:margin-left="4.48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5" style:display-name="index 5" style:family="paragraph">
      <style:paragraph-properties fo:margin-left="3.734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4" style:display-name="index 4" style:family="paragraph">
      <style:paragraph-properties fo:margin-left="2.986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3" style:display-name="index 3" style:family="paragraph">
      <style:paragraph-properties fo:margin-left="2.24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2" style:display-name="index 2" style:family="paragraph">
      <style:paragraph-properties fo:margin-left="1.494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index_20_1" style:display-name="index 1" style:family="paragraph">
      <style:paragraph-properties fo:margin-left="0.746cm" fo:margin-right="0cm" fo:text-align="start" style:justify-single-word="false" fo:text-indent="-0.746cm" style:auto-text-indent="false" style:text-autospace="none"/>
      <style:text-properties style:use-window-font-color="true" style:font-name="Mangal" fo:font-size="12pt" style:letter-kerning="true" style:font-name-asian="Mangal" style:font-size-asian="12pt" style:font-name-complex="Mangal" style:font-size-complex="12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el1_7e_LT_7e_Gliederung_20_1" style:display-name="Titel1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el1_7e_LT_7e_Gliederung_20_2" style:display-name="Titel1~LT~Gliederung 2" style:family="paragraph" style:parent-style-name="Titel1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el1_7e_LT_7e_Gliederung_20_3" style:display-name="Titel1~LT~Gliederung 3" style:family="paragraph" style:parent-style-name="Titel1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el1_7e_LT_7e_Gliederung_20_4" style:display-name="Titel1~LT~Gliederung 4" style:family="paragraph" style:parent-style-name="Titel1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el1_7e_LT_7e_Gliederung_20_5" style:display-name="Titel1~LT~Gliederung 5" style:family="paragraph" style:parent-style-name="Titel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el1_7e_LT_7e_Gliederung_20_6" style:display-name="Titel1~LT~Gliederung 6" style:family="paragraph" style:parent-style-name="Titel1_7e_LT_7e_Gliederung_20_5"/>
    <style:style style:name="Titel1_7e_LT_7e_Gliederung_20_7" style:display-name="Titel1~LT~Gliederung 7" style:family="paragraph" style:parent-style-name="Titel1_7e_LT_7e_Gliederung_20_6"/>
    <style:style style:name="Titel1_7e_LT_7e_Gliederung_20_8" style:display-name="Titel1~LT~Gliederung 8" style:family="paragraph" style:parent-style-name="Titel1_7e_LT_7e_Gliederung_20_7"/>
    <style:style style:name="Titel1_7e_LT_7e_Gliederung_20_9" style:display-name="Titel1~LT~Gliederung 9" style:family="paragraph" style:parent-style-name="Titel1_7e_LT_7e_Gliederung_20_8"/>
    <style:style style:name="Titel1_7e_LT_7e_Titel" style:display-name="Titel1~LT~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phische Programmierung von Prüfplätzen mit virtuellen Elementen</dc:title>
    <meta:initial-creator>root</meta:initial-creator>
    <meta:creation-date>1999-06-16T22:45:00</meta:creation-date>
    <dc:date>2015-03-26T20:15:18.43</dc:date>
    <meta:print-date>1999-06-17T09:55:00</meta:print-date>
    <meta:editing-cycles>40</meta:editing-cycles>
    <meta:editing-duration>PT3H42M</meta:editing-duration>
    <meta:generator>LibreOffice/3.6$Windows_x86 LibreOffice_project/e183d5b-f8ccaf6-3804794-95b4be8-895629</meta:generator>
    <meta:document-statistic meta:table-count="0" meta:image-count="8" meta:object-count="0" meta:page-count="13" meta:paragraph-count="94" meta:word-count="454" meta:character-count="3862" meta:non-whitespace-character-count="3507"/>
    <meta:user-defined meta:name="Info 1"/>
    <meta:user-defined meta:name="Info 2"/>
    <meta:user-defined meta:name="Info 3"/>
    <meta:user-defined meta:name="Info 4"/>
  </office:meta>
</office:document-meta>
</file>